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19" style:family="table-cell" style:parent-style-name="Default" style:data-style-name="N36"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36" style:family="table-cell" style:parent-style-name="Default">
      <style:text-properties fo:color="#000000"/>
    </style:style>
    <style:style style:name="ce37" style:family="table-cell" style:parent-style-name="Default">
      <style:table-cell-properties fo:background-color="transparent"/>
      <style:text-properties fo:color="#000000"/>
    </style:style>
    <style:style style:name="ce40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21" style:family="table-cell" style:parent-style-name="Default" style:data-style-name="N113"/>
    <style:style style:name="ce42" style:family="table-cell" style:parent-style-name="Default" style:data-style-name="N113">
      <style:text-properties fo:color="#ff0000"/>
    </style:style>
    <style:style style:name="ce43" style:family="table-cell" style:parent-style-name="Default" style:data-style-name="N113">
      <style:text-properties fo:color="#000000"/>
    </style:style>
    <style:style style:name="ce45" style:family="table-cell" style:parent-style-name="Default" style:data-style-name="N113">
      <style:table-cell-properties fo:background-color="transparent"/>
      <style:text-properties fo:color="#000000"/>
    </style:style>
    <style:style style:name="ce50" style:family="table-cell" style:parent-style-name="Default" style:data-style-name="N114"/>
    <style:style style:name="ce32" style:family="table-cell" style:parent-style-name="Default" style:data-style-name="N114">
      <style:text-properties fo:color="#808080"/>
    </style:style>
    <style:style style:name="ce34" style:family="table-cell" style:parent-style-name="Default" style:data-style-name="N114">
      <style:table-cell-properties fo:background-color="transparent"/>
      <style:text-properties fo:color="#808080"/>
    </style:style>
    <style:style style:name="ce31" style:family="table-cell" style:parent-style-name="Default" style:data-style-name="N114"/>
    <style:style style:name="ce51" style:family="table-cell" style:parent-style-name="Default" style:data-style-name="N114">
      <style:text-properties fo:color="#000000"/>
    </style:style>
    <style:style style:name="ce52" style:family="table-cell" style:parent-style-name="Default" style:data-style-name="N114">
      <style:table-cell-properties fo:background-color="transparent"/>
      <style:text-properties fo:color="#000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58" style:family="table-cell" style:parent-style-name="Default" style:data-style-name="N3">
      <style:text-properties fo:color="#000000"/>
    </style:style>
    <style:style style:name="ce60" style:family="table-cell" style:parent-style-name="Default" style:data-style-name="N3">
      <style:table-cell-properties fo:background-color="transparent"/>
      <style:text-properties fo:color="#00000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6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column table:style-name="co1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 table:number-columns-repeated="16377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1" table:style-name="ta1">
        <office:forms form:automatic-focus="false" form:apply-design-mode="false"/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default-cell-style-name="ce21"/>
        <table:table-column table:style-name="co4" table:default-cell-style-name="ce31"/>
        <table:table-column table:style-name="co4" table:default-cell-style-name="ce15"/>
        <table:table-column table:style-name="co5" table:default-cell-style-name="Default"/>
        <table:table-column table:style-name="co7" table:default-cell-style-name="Default"/>
        <table:table-column table:style-name="co1" table:number-columns-repeated="16375" table:default-cell-style-name="ce65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40" office:value-type="string" calcext:value-type="string">
            <text:p>買値</text:p>
          </table:table-cell>
          <table:table-cell table:style-name="ce50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32" office:value-type="float" office:value="740" calcext:value-type="float">
            <text:p>740.0</text:p>
          </table:table-cell>
          <table:table-cell table:style-name="ce10" table:formula="of:=([.F2]-[.E2])*[.D2]" office:value-type="float" office:value="900" calcext:value-type="float">
            <text:p>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67" calcext:value-type="float">
            <text:p>1067.0</text:p>
          </table:table-cell>
          <table:table-cell table:style-name="ce10" table:formula="of:=([.F3]-[.E3])*[.D3]" office:value-type="float" office:value="600" calcext:value-type="float">
            <text:p>6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32" office:value-type="float" office:value="1389" calcext:value-type="float">
            <text:p>1389.0</text:p>
          </table:table-cell>
          <table:table-cell table:style-name="ce10" table:formula="of:=([.F4]-[.E4])*[.D4]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32" office:value-type="float" office:value="950" calcext:value-type="float">
            <text:p>950.0</text:p>
          </table:table-cell>
          <table:table-cell table:style-name="ce10" table:formula="of:=([.F5]-[.E5])*[.D5]" office:value-type="float" office:value="3900" calcext:value-type="float">
            <text:p>3,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32" office:value-type="float" office:value="1384" calcext:value-type="float">
            <text:p>1384.0</text:p>
          </table:table-cell>
          <table:table-cell table:style-name="ce10" table:formula="of:=([.F6]-[.E6])*[.D6]" office:value-type="float" office:value="529.999999999996" calcext:value-type="float">
            <text:p>53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32" office:value-type="float" office:value="1360" calcext:value-type="float">
            <text:p>1360.0</text:p>
          </table:table-cell>
          <table:table-cell table:style-name="ce10" table:formula="of:=([.F7]-[.E7])*[.D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32" office:value-type="float" office:value="1096" calcext:value-type="float">
            <text:p>1096.0</text:p>
          </table:table-cell>
          <table:table-cell table:style-name="ce10" table:formula="of:=([.F9]-[.E9])*[.D9]" office:value-type="float" office:value="1800" calcext:value-type="float">
            <text:p>1,8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10" table:formula="of:=([.F10]-[.E10])*[.D10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32" office:value-type="float" office:value="1509" calcext:value-type="float">
            <text:p>1509.0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32" office:value-type="float" office:value="1195" calcext:value-type="float">
            <text:p>1195.0</text:p>
          </table:table-cell>
          <table:table-cell table:style-name="ce10" table:formula="of:=([.F12]-[.E12])*[.D12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32" office:value-type="float" office:value="996" calcext:value-type="float">
            <text:p>996.0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32" office:value-type="float" office:value="886" calcext:value-type="float">
            <text:p>886.0</text:p>
          </table:table-cell>
          <table:table-cell table:style-name="ce10" table:formula="of:=([.F14]-[.E14])*[.D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32" office:value-type="float" office:value="749" calcext:value-type="float">
            <text:p>749.0</text:p>
          </table:table-cell>
          <table:table-cell table:style-name="ce10" table:formula="of:=([.F15]-[.E15])*[.D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32" office:value-type="float" office:value="1192" calcext:value-type="float">
            <text:p>1192.0</text:p>
          </table:table-cell>
          <table:table-cell table:style-name="ce10" table:formula="of:=([.F16]-[.E16])*[.D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77" calcext:value-type="float">
            <text:p>1077.0</text:p>
          </table:table-cell>
          <table:table-cell table:style-name="ce10" table:formula="of:=([.F17]-[.E17])*[.D17]" office:value-type="float" office:value="1600" calcext:value-type="float">
            <text:p>1,6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32" office:value-type="float" office:value="1409" calcext:value-type="float">
            <text:p>1409.0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32" office:value-type="float" office:value="901" calcext:value-type="float">
            <text:p>901.0</text:p>
          </table:table-cell>
          <table:table-cell table:style-name="ce10" table:formula="of:=([.F19]-[.E19])*[.D19]" office:value-type="float" office:value="500" calcext:value-type="float">
            <text:p>500</text:p>
          </table:table-cell>
          <table:table-cell table:style-name="ce10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32" office:value-type="float" office:value="826" calcext:value-type="float">
            <text:p>826.0</text:p>
          </table:table-cell>
          <table:table-cell table:style-name="ce10" table:formula="of:=([.F20]-[.E20])*[.D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32" office:value-type="float" office:value="948" calcext:value-type="float">
            <text:p>948.0</text:p>
          </table:table-cell>
          <table:table-cell table:style-name="ce10" table:formula="of:=([.F21]-[.E21])*[.D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32" office:value-type="float" office:value="711" calcext:value-type="float">
            <text:p>711.0</text:p>
          </table:table-cell>
          <table:table-cell table:style-name="ce10" table:formula="of:=([.F22]-[.E22])*[.D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32" office:value-type="float" office:value="1305" calcext:value-type="float">
            <text:p>1305.0</text:p>
          </table:table-cell>
          <table:table-cell table:style-name="ce10" table:formula="of:=([.F23]-[.E23])*[.D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32" office:value-type="float" office:value="1035" calcext:value-type="float">
            <text:p>1035.0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32" office:value-type="float" office:value="1021" calcext:value-type="float">
            <text:p>1021.0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32" office:value-type="float" office:value="748" calcext:value-type="float">
            <text:p>748.0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32" office:value-type="float" office:value="633" calcext:value-type="float">
            <text:p>633.0</text:p>
          </table:table-cell>
          <table:table-cell table:style-name="ce10" table:formula="of:=([.F27]-[.E27])*[.D27]" office:value-type="float" office:value="500" calcext:value-type="float">
            <text:p>500</text:p>
          </table:table-cell>
          <table:table-cell table:style-name="ce30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32" office:value-type="float" office:value="1140" calcext:value-type="float">
            <text:p>1140.0</text:p>
          </table:table-cell>
          <table:table-cell table:style-name="ce10" table:formula="of:=([.F28]-[.E28])*[.D28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32" office:value-type="float" office:value="1494" calcext:value-type="float">
            <text:p>1494.0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4" office:value-type="float" office:value="1002" calcext:value-type="float">
            <text:p>1002.0</text:p>
          </table:table-cell>
          <table:table-cell table:style-name="ce10" table:formula="of:=([.F30]-[.E30])*[.D30]" office:value-type="float" office:value="500" calcext:value-type="float">
            <text:p>500</text:p>
          </table:table-cell>
          <table:table-cell table:style-name="ce26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32" office:value-type="float" office:value="1113" calcext:value-type="float">
            <text:p>1113.0</text:p>
          </table:table-cell>
          <table:table-cell table:style-name="ce10" table:formula="of:=([.F31]-[.E31])*[.D31]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32" office:value-type="float" office:value="1001" calcext:value-type="float">
            <text:p>1001.0</text:p>
          </table:table-cell>
          <table:table-cell table:style-name="ce10" table:formula="of:=([.F32]-[.E32])*[.D32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32" office:value-type="float" office:value="1200" calcext:value-type="float">
            <text:p>1200.0</text:p>
          </table:table-cell>
          <table:table-cell table:style-name="ce10" table:formula="of:=([.F33]-[.E33])*[.D33]" office:value-type="float" office:value="1200" calcext:value-type="float">
            <text:p>1,2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32" office:value-type="float" office:value="1079" calcext:value-type="float">
            <text:p>1079.0</text:p>
          </table:table-cell>
          <table:table-cell table:style-name="ce10" table:formula="of:=([.F34]-[.E34])*[.D34]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32" office:value-type="float" office:value="1057" calcext:value-type="float">
            <text:p>1057.0</text:p>
          </table:table-cell>
          <table:table-cell table:style-name="ce10" table:formula="of:=[.D35]*([.F35]-[.E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32" office:value-type="float" office:value="1434" calcext:value-type="float">
            <text:p>1434.0</text:p>
          </table:table-cell>
          <table:table-cell table:style-name="ce10" table:formula="of:=[.D36]*([.F36]-[.E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32" office:value-type="float" office:value="1044" calcext:value-type="float">
            <text:p>1044.0</text:p>
          </table:table-cell>
          <table:table-cell table:style-name="ce10" table:formula="of:=[.D37]*([.F37]-[.E3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32" office:value-type="float" office:value="1372" calcext:value-type="float">
            <text:p>1372.0</text:p>
          </table:table-cell>
          <table:table-cell table:style-name="ce10" table:formula="of:=[.D38]*([.F38]-[.E38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32" office:value-type="float" office:value="779" calcext:value-type="float">
            <text:p>779.0</text:p>
          </table:table-cell>
          <table:table-cell table:style-name="ce10" table:formula="of:=[.D39]*([.F39]-[.E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32" office:value-type="float" office:value="960" calcext:value-type="float">
            <text:p>960.0</text:p>
          </table:table-cell>
          <table:table-cell table:style-name="ce10" table:formula="of:=[.D40]*([.F40]-[.E4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32" office:value-type="float" office:value="866" calcext:value-type="float">
            <text:p>866.0</text:p>
          </table:table-cell>
          <table:table-cell table:style-name="ce10" table:formula="of:=[.D41]*([.F41]-[.E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32" office:value-type="float" office:value="932" calcext:value-type="float">
            <text:p>932.0</text:p>
          </table:table-cell>
          <table:table-cell table:style-name="ce10" table:formula="of:=[.D42]*([.F42]-[.E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32" office:value-type="float" office:value="660" calcext:value-type="float">
            <text:p>660.0</text:p>
          </table:table-cell>
          <table:table-cell table:style-name="ce10" table:formula="of:=[.D43]*([.F43]-[.E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32" office:value-type="float" office:value="1186" calcext:value-type="float">
            <text:p>1186.0</text:p>
          </table:table-cell>
          <table:table-cell table:style-name="ce10" table:formula="of:=[.D44]*([.F44]-[.E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1" calcext:value-type="float">
            <text:p>1901.0</text:p>
          </table:table-cell>
          <table:table-cell table:style-name="ce10" table:formula="of:=[.D45]*([.F45]-[.E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6" calcext:value-type="float">
            <text:p>1906.0</text:p>
          </table:table-cell>
          <table:table-cell table:style-name="ce10" table:formula="of:=[.D46]*([.F46]-[.E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ホクト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819" calcext:value-type="float">
            <text:p>1,819.0</text:p>
          </table:table-cell>
          <table:table-cell table:style-name="ce34" office:value-type="float" office:value="1796" calcext:value-type="float">
            <text:p>1796.0</text:p>
          </table:table-cell>
          <table:table-cell table:style-name="ce61" table:formula="of:=[.D47]*([.F47]-[.E47])" office:value-type="float" office:value="-2300" calcext:value-type="float">
            <text:p>-2,3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アクア</text:p>
          </table:table-cell>
          <table:table-cell table:style-name="ce8" office:value-type="float" office:value="1429" calcext:value-type="float">
            <text:p>14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9" calcext:value-type="float">
            <text:p>959.0</text:p>
          </table:table-cell>
          <table:table-cell table:style-name="ce32" office:value-type="float" office:value="970.4" calcext:value-type="float">
            <text:p>970.4</text:p>
          </table:table-cell>
          <table:table-cell table:style-name="ce10" table:formula="of:=[.D48]*([.F48]-[.E48])" office:value-type="float" office:value="1140" calcext:value-type="float">
            <text:p>1,14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新日本建設</text:p>
          </table:table-cell>
          <table:table-cell table:style-name="ce26" office:value-type="float" office:value="1879" calcext:value-type="float">
            <text:p>18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241" calcext:value-type="float">
            <text:p>1,241.0</text:p>
          </table:table-cell>
          <table:table-cell table:style-name="ce34" office:value-type="float" office:value="1190" calcext:value-type="float">
            <text:p>1190.0</text:p>
          </table:table-cell>
          <table:table-cell table:style-name="ce61" table:formula="of:=[.D49]*([.F49]-[.E49])" office:value-type="float" office:value="-5100" calcext:value-type="float">
            <text:p>-5,1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東急不動産ＨＤ</text:p>
          </table:table-cell>
          <table:table-cell table:style-name="ce8" office:value-type="float" office:value="3289" calcext:value-type="float">
            <text:p>328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3" calcext:value-type="float">
            <text:p>923.0</text:p>
          </table:table-cell>
          <table:table-cell table:style-name="ce32" office:value-type="float" office:value="945.9" calcext:value-type="float">
            <text:p>945.9</text:p>
          </table:table-cell>
          <table:table-cell table:style-name="ce10" table:formula="of:=[.D50]*([.F50]-[.E50])" office:value-type="float" office:value="2290" calcext:value-type="float">
            <text:p>2,29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49" calcext:value-type="float">
            <text:p>1,249.0</text:p>
          </table:table-cell>
          <table:table-cell table:style-name="ce32" office:value-type="float" office:value="1259" calcext:value-type="float">
            <text:p>1259.0</text:p>
          </table:table-cell>
          <table:table-cell table:style-name="ce10" table:formula="of:=[.D51]*([.F51]-[.E5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ユニフォームネクスト</text:p>
          </table:table-cell>
          <table:table-cell table:style-name="ce26" office:value-type="float" office:value="3566" calcext:value-type="float">
            <text:p>356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20" calcext:value-type="float">
            <text:p>620.0</text:p>
          </table:table-cell>
          <table:table-cell table:style-name="ce34" office:value-type="float" office:value="494" calcext:value-type="float">
            <text:p>494.0</text:p>
          </table:table-cell>
          <table:table-cell table:style-name="ce61" table:formula="of:=[.D52]*([.F52]-[.E52])" office:value-type="float" office:value="-12600" calcext:value-type="float">
            <text:p>-12,600</text:p>
          </table:table-cell>
          <table:table-cell table:style-name="ce26" office:value-type="string" calcext:value-type="string">
            <text:p>損切り</text:p>
          </table:table-cell>
          <table:table-cell table:style-name="ce26" table:number-columns-repeated="16376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王子ホールディングス</text:p>
          </table:table-cell>
          <table:table-cell table:style-name="ce26" office:value-type="float" office:value="3861" calcext:value-type="float">
            <text:p>3861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36.3" calcext:value-type="float">
            <text:p>636.3</text:p>
          </table:table-cell>
          <table:table-cell table:style-name="ce34" office:value-type="float" office:value="567" calcext:value-type="float">
            <text:p>567.0</text:p>
          </table:table-cell>
          <table:table-cell table:style-name="ce61" table:formula="of:=[.D53]*([.F53]-[.E53])" office:value-type="float" office:value="-6930" calcext:value-type="float">
            <text:p>-6,930</text:p>
          </table:table-cell>
          <table:table-cell table:style-name="ce26" office:value-type="string" calcext:value-type="string">
            <text:p>11/7 13:00 中間決算</text:p>
          </table:table-cell>
          <table:table-cell table:style-name="ce26" office:value-type="string" calcext:value-type="string">
            <text:p>アナリスト強気×？ 損切りのタイミング要検討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1" calcext:value-type="float">
            <text:p>1,151.0</text:p>
          </table:table-cell>
          <table:table-cell table:style-name="ce32" office:value-type="float" office:value="1161" calcext:value-type="float">
            <text:p>1161.0</text:p>
          </table:table-cell>
          <table:table-cell table:style-name="ce10" table:formula="of:=[.D54]*([.F54]-[.E54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32" office:value-type="float" office:value="788" calcext:value-type="float">
            <text:p>788.0</text:p>
          </table:table-cell>
          <table:table-cell table:style-name="ce10" table:formula="of:=[.D55]*([.F55]-[.E55])" office:value-type="float" office:value="1560" calcext:value-type="float">
            <text:p>1,5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ＨＥＮＮＧＥ</text:p>
          </table:table-cell>
          <table:table-cell table:style-name="ce8" office:value-type="float" office:value="4475" calcext:value-type="float">
            <text:p>44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7" calcext:value-type="float">
            <text:p>1,137.0</text:p>
          </table:table-cell>
          <table:table-cell table:style-name="ce32" office:value-type="float" office:value="1147" calcext:value-type="float">
            <text:p>1147.0</text:p>
          </table:table-cell>
          <table:table-cell table:style-name="ce10" table:formula="of:=[.D56]*([.F56]-[.E5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参天製薬</text:p>
          </table:table-cell>
          <table:table-cell table:style-name="ce8" office:value-type="float" office:value="4536" calcext:value-type="float">
            <text:p>453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20" calcext:value-type="float">
            <text:p>1,320.0</text:p>
          </table:table-cell>
          <table:table-cell table:style-name="ce32" office:value-type="float" office:value="1392" calcext:value-type="float">
            <text:p>1392.0</text:p>
          </table:table-cell>
          <table:table-cell table:style-name="ce10" table:formula="of:=[.D57]*([.F57]-[.E57])" office:value-type="float" office:value="7200" calcext:value-type="float">
            <text:p>7,2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井海洋開発</text:p>
          </table:table-cell>
          <table:table-cell table:style-name="ce8" office:value-type="float" office:value="6269" calcext:value-type="float">
            <text:p>62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6" calcext:value-type="float">
            <text:p>1,036.0</text:p>
          </table:table-cell>
          <table:table-cell table:style-name="ce32" office:value-type="float" office:value="1662" calcext:value-type="float">
            <text:p>1662.0</text:p>
          </table:table-cell>
          <table:table-cell table:style-name="ce10" table:formula="of:=[.D58]*([.F58]-[.E58])" office:value-type="float" office:value="62600" calcext:value-type="float">
            <text:p>62,6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金銭機械</text:p>
          </table:table-cell>
          <table:table-cell table:style-name="ce8" office:value-type="float" office:value="6418" calcext:value-type="float">
            <text:p>641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.5" calcext:value-type="float">
            <text:p>1,018.5</text:p>
          </table:table-cell>
          <table:table-cell table:style-name="ce32" office:value-type="float" office:value="1034" calcext:value-type="float">
            <text:p>1034.0</text:p>
          </table:table-cell>
          <table:table-cell table:style-name="ce10" table:formula="of:=[.D59]*([.F59]-[.E59])" office:value-type="float" office:value="1550" calcext:value-type="float">
            <text:p>1,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社電機製作所</text:p>
          </table:table-cell>
          <table:table-cell table:style-name="ce8" office:value-type="float" office:value="6882" calcext:value-type="float">
            <text:p>68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7" calcext:value-type="float">
            <text:p>1,297.0</text:p>
          </table:table-cell>
          <table:table-cell table:style-name="ce32" office:value-type="float" office:value="1330" calcext:value-type="float">
            <text:p>1330.0</text:p>
          </table:table-cell>
          <table:table-cell table:style-name="ce10" table:formula="of:=[.D60]*([.F60]-[.E60])" office:value-type="float" office:value="3300" calcext:value-type="float">
            <text:p>3,3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13" calcext:value-type="float">
            <text:p>1,213.0</text:p>
          </table:table-cell>
          <table:table-cell table:style-name="ce32" office:value-type="float" office:value="1223" calcext:value-type="float">
            <text:p>1223.0</text:p>
          </table:table-cell>
          <table:table-cell table:style-name="ce10" table:formula="of:=[.D61]*([.F61]-[.E61])" office:value-type="float" office:value="1000" calcext:value-type="float">
            <text:p>1,00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横浜丸魚</text:p>
          </table:table-cell>
          <table:table-cell table:style-name="ce8" office:value-type="float" office:value="8045" calcext:value-type="float">
            <text:p>804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2" calcext:value-type="float">
            <text:p>822.0</text:p>
          </table:table-cell>
          <table:table-cell table:style-name="ce32" office:value-type="float" office:value="831" calcext:value-type="float">
            <text:p>831.0</text:p>
          </table:table-cell>
          <table:table-cell table:style-name="ce10" table:formula="of:=[.D62]*([.F62]-[.E62])" office:value-type="float" office:value="900" calcext:value-type="float">
            <text:p>9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ユナイテッド</text:p>
          </table:table-cell>
          <table:table-cell table:style-name="ce8" office:value-type="float" office:value="2497" calcext:value-type="float">
            <text:p>24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0" calcext:value-type="float">
            <text:p>900.0</text:p>
          </table:table-cell>
          <table:table-cell table:style-name="ce32" office:value-type="float" office:value="910" calcext:value-type="float">
            <text:p>910.0</text:p>
          </table:table-cell>
          <table:table-cell table:style-name="ce10" table:formula="of:=[.D63]*([.F63]-[.E63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オエノンホールディングス</text:p>
          </table:table-cell>
          <table:table-cell table:style-name="ce26" office:value-type="float" office:value="2533" calcext:value-type="float">
            <text:p>2533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424" calcext:value-type="float">
            <text:p>424.0</text:p>
          </table:table-cell>
          <table:table-cell table:style-name="ce34" office:value-type="float" office:value="378" calcext:value-type="float">
            <text:p>378.0</text:p>
          </table:table-cell>
          <table:table-cell table:style-name="ce61" table:formula="of:=[.D64]*([.F64]-[.E64])" office:value-type="float" office:value="-4600" calcext:value-type="float">
            <text:p>-4,6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7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あじかん</text:p>
          </table:table-cell>
          <table:table-cell table:style-name="ce8" office:value-type="float" office:value="2907" calcext:value-type="float">
            <text:p>29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67" calcext:value-type="float">
            <text:p>967.0</text:p>
          </table:table-cell>
          <table:table-cell table:style-name="ce32" office:value-type="float" office:value="977" calcext:value-type="float">
            <text:p>977.0</text:p>
          </table:table-cell>
          <table:table-cell table:style-name="ce10" table:formula="of:=[.D65]*([.F65]-[.E65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三越伊勢丹ＨＤ 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7.5" calcext:value-type="float">
            <text:p>1,637.5</text:p>
          </table:table-cell>
          <table:table-cell table:style-name="ce32" office:value-type="float" office:value="1647.5" calcext:value-type="float">
            <text:p>1647.5</text:p>
          </table:table-cell>
          <table:table-cell table:style-name="ce10" table:formula="of:=[.D66]*([.F66]-[.E6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クリエイト・レストランツ・ホール</text:p>
          </table:table-cell>
          <table:table-cell table:style-name="ce26" office:value-type="float" office:value="3387" calcext:value-type="float">
            <text:p>338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46" calcext:value-type="float">
            <text:p>1,046.0</text:p>
          </table:table-cell>
          <table:table-cell table:style-name="ce34" office:value-type="float" office:value="1026" calcext:value-type="float">
            <text:p>1026.0</text:p>
          </table:table-cell>
          <table:table-cell table:style-name="ce61" table:formula="of:=[.D67]*([.F67]-[.E67])" office:value-type="float" office:value="-2000" calcext:value-type="float">
            <text:p>-2,0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アナリスト強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6" calcext:value-type="float">
            <text:p>1,456.0</text:p>
          </table:table-cell>
          <table:table-cell table:style-name="ce32" office:value-type="float" office:value="1466" calcext:value-type="float">
            <text:p>1466.0</text:p>
          </table:table-cell>
          <table:table-cell table:style-name="ce10" table:formula="of:=[.D68]*([.F68]-[.E68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サイボウズ</text:p>
          </table:table-cell>
          <table:table-cell table:style-name="ce8" office:value-type="float" office:value="4776" calcext:value-type="float">
            <text:p>47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2018" calcext:value-type="float">
            <text:p>2,018.0</text:p>
          </table:table-cell>
          <table:table-cell table:style-name="ce32" office:value-type="float" office:value="2031.8" calcext:value-type="float">
            <text:p>2031.8</text:p>
          </table:table-cell>
          <table:table-cell table:style-name="ce61" table:formula="of:=[.D69]*([.F69]-[.E69])" office:value-type="float" office:value="1380" calcext:value-type="float">
            <text:p>1,38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日本山村硝子</text:p>
          </table:table-cell>
          <table:table-cell table:style-name="ce8" office:value-type="float" office:value="5210" calcext:value-type="float">
            <text:p>521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2" calcext:value-type="float">
            <text:p>1,642.0</text:p>
          </table:table-cell>
          <table:table-cell table:style-name="ce32" office:value-type="float" office:value="1652" calcext:value-type="float">
            <text:p>1652.0</text:p>
          </table:table-cell>
          <table:table-cell table:style-name="ce61" table:formula="of:=[.D70]*([.F70]-[.E7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ＬＡＢＯＲＯ．ＡＩ</text:p>
          </table:table-cell>
          <table:table-cell table:style-name="ce8" office:value-type="float" office:value="5586" calcext:value-type="float">
            <text:p>55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0" calcext:value-type="float">
            <text:p>880.0</text:p>
          </table:table-cell>
          <table:table-cell table:style-name="ce32" office:value-type="float" office:value="890" calcext:value-type="float">
            <text:p>890.0</text:p>
          </table:table-cell>
          <table:table-cell table:style-name="ce10" table:formula="of:=[.D71]*([.F71]-[.E7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しずおかフィナンシャルク</text:p>
          </table:table-cell>
          <table:table-cell table:style-name="ce8" office:value-type="float" office:value="5831" calcext:value-type="float">
            <text:p>58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7" calcext:value-type="float">
            <text:p>1,187.0</text:p>
          </table:table-cell>
          <table:table-cell table:style-name="ce32" office:value-type="float" office:value="1197" calcext:value-type="float">
            <text:p>1197.0</text:p>
          </table:table-cell>
          <table:table-cell table:style-name="ce10" table:formula="of:=[.D72]*([.F72]-[.E72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やまびこ</text:p>
          </table:table-cell>
          <table:table-cell table:style-name="ce8" office:value-type="float" office:value="6250" calcext:value-type="float">
            <text:p>6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7" calcext:value-type="float">
            <text:p>1,397.0</text:p>
          </table:table-cell>
          <table:table-cell table:style-name="ce32" office:value-type="float" office:value="1407" calcext:value-type="float">
            <text:p>1407.0</text:p>
          </table:table-cell>
          <table:table-cell table:style-name="ce61" table:formula="of:=[.D73]*([.F73]-[.E7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レオン自動機</text:p>
          </table:table-cell>
          <table:table-cell table:style-name="ce8" office:value-type="float" office:value="6272" calcext:value-type="float">
            <text:p>62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5" calcext:value-type="float">
            <text:p>1,335.0</text:p>
          </table:table-cell>
          <table:table-cell table:style-name="ce32" office:value-type="float" office:value="1349" calcext:value-type="float">
            <text:p>1349.0</text:p>
          </table:table-cell>
          <table:table-cell table:style-name="ce10" table:formula="of:=[.D74]*([.F74]-[.E74])" office:value-type="float" office:value="1400" calcext:value-type="float">
            <text:p>1,4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寺崎電気産業</text:p>
          </table:table-cell>
          <table:table-cell table:style-name="ce8" office:value-type="float" office:value="6637" calcext:value-type="float">
            <text:p>66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1" calcext:value-type="float">
            <text:p>1,641.0</text:p>
          </table:table-cell>
          <table:table-cell table:style-name="ce32" office:value-type="float" office:value="1651" calcext:value-type="float">
            <text:p>1651.0</text:p>
          </table:table-cell>
          <table:table-cell table:style-name="ce61" table:formula="of:=[.D75]*([.F75]-[.E75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フロンティア・マネジメント </text:p>
          </table:table-cell>
          <table:table-cell table:style-name="ce8" office:value-type="float" office:value="7038" calcext:value-type="float">
            <text:p>70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24" calcext:value-type="float">
            <text:p>1,624.0</text:p>
          </table:table-cell>
          <table:table-cell table:style-name="ce32" office:value-type="float" office:value="1634" calcext:value-type="float">
            <text:p>1634.0</text:p>
          </table:table-cell>
          <table:table-cell table:style-name="ce61" table:formula="of:=[.D76]*([.F76]-[.E7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九州フィナンシャルＧ</text:p>
          </table:table-cell>
          <table:table-cell table:style-name="ce8" office:value-type="float" office:value="7180" calcext:value-type="float">
            <text:p>718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6.4" calcext:value-type="float">
            <text:p>886.4</text:p>
          </table:table-cell>
          <table:table-cell table:style-name="ce32" office:value-type="float" office:value="896.4" calcext:value-type="float">
            <text:p>896.4</text:p>
          </table:table-cell>
          <table:table-cell table:style-name="ce61" table:formula="of:=[.D77]*([.F77]-[.E77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本田技研</text:p>
          </table:table-cell>
          <table:table-cell table:style-name="ce8" office:value-type="float" office:value="7267" calcext:value-type="float">
            <text:p>72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11.5" calcext:value-type="float">
            <text:p>1,611.5</text:p>
          </table:table-cell>
          <table:table-cell table:style-name="ce32" office:value-type="float" office:value="1622" calcext:value-type="float">
            <text:p>1622.0</text:p>
          </table:table-cell>
          <table:table-cell table:style-name="ce61" table:formula="of:=[.D78]*([.F78]-[.E78])" office:value-type="float" office:value="1050" calcext:value-type="float">
            <text:p>1,05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ひろぎんＨＬＤＧＳ</text:p>
          </table:table-cell>
          <table:table-cell table:style-name="ce8" office:value-type="float" office:value="7337" calcext:value-type="float">
            <text:p>73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3.5" calcext:value-type="float">
            <text:p>903.5</text:p>
          </table:table-cell>
          <table:table-cell table:style-name="ce32" office:value-type="float" office:value="913.5" calcext:value-type="float">
            <text:p>913.5</text:p>
          </table:table-cell>
          <table:table-cell table:style-name="ce61" table:formula="of:=[.D79]*([.F79]-[.E79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シークス</text:p>
          </table:table-cell>
          <table:table-cell table:style-name="ce8" office:value-type="float" office:value="7613" calcext:value-type="float">
            <text:p>761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5" calcext:value-type="float">
            <text:p>1,425.0</text:p>
          </table:table-cell>
          <table:table-cell table:style-name="ce32" office:value-type="float" office:value="1435" calcext:value-type="float">
            <text:p>1435.0</text:p>
          </table:table-cell>
          <table:table-cell table:style-name="ce61" table:formula="of:=[.D80]*([.F80]-[.E8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助川電気工業</text:p>
          </table:table-cell>
          <table:table-cell table:style-name="ce8" office:value-type="float" office:value="7711" calcext:value-type="float">
            <text:p>771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5" calcext:value-type="float">
            <text:p>1,155.0</text:p>
          </table:table-cell>
          <table:table-cell table:style-name="ce32" office:value-type="float" office:value="1165" calcext:value-type="float">
            <text:p>1165.0</text:p>
          </table:table-cell>
          <table:table-cell table:style-name="ce10" table:formula="of:=[.D81]*([.F81]-[.E81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イトーキ</text:p>
          </table:table-cell>
          <table:table-cell table:style-name="ce8" office:value-type="float" office:value="7972" calcext:value-type="float">
            <text:p>79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0" calcext:value-type="float">
            <text:p>1,350.0</text:p>
          </table:table-cell>
          <table:table-cell table:style-name="ce32" office:value-type="float" office:value="1360" calcext:value-type="float">
            <text:p>1360.0</text:p>
          </table:table-cell>
          <table:table-cell table:style-name="ce61" table:formula="of:=[.D82]*([.F82]-[.E82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ソーダニツカ </text:p>
          </table:table-cell>
          <table:table-cell table:style-name="ce26" office:value-type="float" office:value="8158" calcext:value-type="float">
            <text:p>8158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70" calcext:value-type="float">
            <text:p>1,070.0</text:p>
          </table:table-cell>
          <table:table-cell table:style-name="ce34" office:value-type="float" office:value="970" calcext:value-type="float">
            <text:p>970.0</text:p>
          </table:table-cell>
          <table:table-cell table:style-name="ce61" table:formula="of:=[.D83]*([.F83]-[.E83])" office:value-type="float" office:value="-10000" calcext:value-type="float">
            <text:p>-10,000</text:p>
          </table:table-cell>
          <table:table-cell table:style-name="ce26" office:value-type="string" calcext:value-type="string">
            <text:p>損切り、価格検討</text:p>
          </table:table-cell>
          <table:table-cell table:style-name="ce26" office:value-type="string" calcext:value-type="string">
            <text:p>11/7 14:20 中間決算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群馬銀行</text:p>
          </table:table-cell>
          <table:table-cell table:style-name="ce8" office:value-type="float" office:value="8334" calcext:value-type="float">
            <text:p>833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0.3" calcext:value-type="float">
            <text:p>700.3</text:p>
          </table:table-cell>
          <table:table-cell table:style-name="ce32" office:value-type="float" office:value="659.2" calcext:value-type="float">
            <text:p>659.2</text:p>
          </table:table-cell>
          <table:table-cell table:style-name="ce61" table:formula="of:=[.D84]*([.F84]-[.E84])" office:value-type="float" office:value="-4109.99999999999" calcext:value-type="float">
            <text:p>-4,11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9,673 百万円 &lt; 39,800（予想）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アニコムホールディングス</text:p>
          </table:table-cell>
          <table:table-cell table:style-name="ce8" office:value-type="float" office:value="8715" calcext:value-type="float">
            <text:p>871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537.5" calcext:value-type="float">
            <text:p>537.5</text:p>
          </table:table-cell>
          <table:table-cell table:style-name="ce32" office:value-type="float" office:value="573" calcext:value-type="float">
            <text:p>573.0</text:p>
          </table:table-cell>
          <table:table-cell table:style-name="ce61" table:formula="of:=[.D85]*([.F85]-[.E85])" office:value-type="float" office:value="3550" calcext:value-type="float">
            <text:p>3,55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2,601 百万円 &lt; 4,207（予想）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京浜急行</text:p>
          </table:table-cell>
          <table:table-cell table:style-name="ce8" office:value-type="float" office:value="9006" calcext:value-type="float">
            <text:p>90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4.5" calcext:value-type="float">
            <text:p>1,264.5</text:p>
          </table:table-cell>
          <table:table-cell table:style-name="ce32" office:value-type="float" office:value="1274.5" calcext:value-type="float">
            <text:p>1274.5</text:p>
          </table:table-cell>
          <table:table-cell table:style-name="ce61" table:formula="of:=[.D86]*([.F86]-[.E8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ホクリヨウ</text:p>
          </table:table-cell>
          <table:table-cell table:style-name="ce8" office:value-type="float" office:value="1384" calcext:value-type="float">
            <text:p>13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0" calcext:value-type="float">
            <text:p>1,000.0</text:p>
          </table:table-cell>
          <table:table-cell table:style-name="ce32" office:value-type="float" office:value="1010" calcext:value-type="float">
            <text:p>1010.0</text:p>
          </table:table-cell>
          <table:table-cell table:style-name="ce61" table:formula="of:=[.D87]*([.F87]-[.E87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名糖産業</text:p>
          </table:table-cell>
          <table:table-cell table:style-name="ce8" office:value-type="float" office:value="2207" calcext:value-type="float">
            <text:p>22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07" calcext:value-type="float">
            <text:p>1,607.0</text:p>
          </table:table-cell>
          <table:table-cell table:style-name="ce32" office:value-type="float" office:value="1617" calcext:value-type="float">
            <text:p>1617.0</text:p>
          </table:table-cell>
          <table:table-cell table:style-name="ce61" table:formula="of:=[.D88]*([.F88]-[.E88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5" calcext:value-type="float">
            <text:p>945.0</text:p>
          </table:table-cell>
          <table:table-cell table:style-name="ce32" office:value-type="float" office:value="955" calcext:value-type="float">
            <text:p>955.0</text:p>
          </table:table-cell>
          <table:table-cell table:style-name="ce61" table:formula="of:=[.D89]*([.F89]-[.E89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めぶきフィナンシャルＧ</text:p>
          </table:table-cell>
          <table:table-cell table:style-name="ce8" office:value-type="float" office:value="7167" calcext:value-type="float">
            <text:p>71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425" calcext:value-type="float">
            <text:p>425.0</text:p>
          </table:table-cell>
          <table:table-cell table:style-name="ce32" office:value-type="float" office:value="435" calcext:value-type="float">
            <text:p>435.0</text:p>
          </table:table-cell>
          <table:table-cell table:style-name="ce61" table:formula="of:=[.D90]*([.F90]-[.E90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日本ライフライン</text:p>
          </table:table-cell>
          <table:table-cell table:style-name="ce8" office:value-type="float" office:value="7575" calcext:value-type="float">
            <text:p>75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1" calcext:value-type="float">
            <text:p>1,101.0</text:p>
          </table:table-cell>
          <table:table-cell table:style-name="ce32" office:value-type="float" office:value="1101" calcext:value-type="float">
            <text:p>1101.0</text:p>
          </table:table-cell>
          <table:table-cell table:style-name="ce61" table:formula="of:=[.D91]*([.F91]-[.E91])" office:value-type="float" office:value="0" calcext:value-type="float">
            <text:p>0</text:p>
          </table:table-cell>
          <table:table-cell table:style-name="ce8" office:value-type="string" calcext:value-type="string">
            <text:p>11/6 中間決算△</text:p>
          </table:table-cell>
          <table:table-cell table:style-name="ce8" office:value-type="string" calcext:value-type="string">
            <text:p>経常利益： 5,621 百万円 &lt; 9,400</text:p>
          </table:table-cell>
          <table:table-cell table:style-name="ce37"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中央倉庫</text:p>
          </table:table-cell>
          <table:table-cell table:style-name="ce8" office:value-type="float" office:value="9319" calcext:value-type="float">
            <text:p>93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8.6" calcext:value-type="float">
            <text:p>1,068.6</text:p>
          </table:table-cell>
          <table:table-cell table:style-name="ce32" office:value-type="float" office:value="1065" calcext:value-type="float">
            <text:p>1065.0</text:p>
          </table:table-cell>
          <table:table-cell table:style-name="ce61" table:formula="of:=[.D92]*([.F92]-[.E92])" office:value-type="float" office:value="-359.999999999991" calcext:value-type="float">
            <text:p>-36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ビジョン</text:p>
          </table:table-cell>
          <table:table-cell table:style-name="ce8" office:value-type="float" office:value="9416" calcext:value-type="float">
            <text:p>94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7" calcext:value-type="float">
            <text:p>1,357.0</text:p>
          </table:table-cell>
          <table:table-cell table:style-name="ce32" office:value-type="float" office:value="1367" calcext:value-type="float">
            <text:p>1367.0</text:p>
          </table:table-cell>
          <table:table-cell table:style-name="ce61" table:formula="of:=[.D93]*([.F93]-[.E9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フィード・ワン</text:p>
          </table:table-cell>
          <table:table-cell table:style-name="ce8" office:value-type="float" office:value="2060" calcext:value-type="float">
            <text:p>2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32" office:value-type="float" office:value="775" calcext:value-type="float">
            <text:p>775.0</text:p>
          </table:table-cell>
          <table:table-cell table:style-name="ce10" table:formula="of:=[.D94]*([.F94]-[.E94])" office:value-type="float" office:value="1060" calcext:value-type="float">
            <text:p>1,060</text:p>
          </table:table-cell>
          <table:table-cell table:style-name="ce8" office:value-type="string" calcext:value-type="string">
            <text:p>11/8 中間決算◎？</text:p>
          </table:table-cell>
          <table:table-cell table:style-name="ce8" office:value-type="string" calcext:value-type="string">
            <text:p>経常利益： 3,171 百万円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サンセイランディック</text:p>
          </table:table-cell>
          <table:table-cell table:style-name="ce8" office:value-type="float" office:value="3277" calcext:value-type="float">
            <text:p>32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32" office:value-type="float" office:value="1031" calcext:value-type="float">
            <text:p>1031.0</text:p>
          </table:table-cell>
          <table:table-cell table:style-name="ce10" table:formula="of:=[.D95]*([.F95]-[.E95])" office:value-type="float" office:value="26660" calcext:value-type="float">
            <text:p>26,66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ムゲンエステート</text:p>
          </table:table-cell>
          <table:table-cell table:style-name="ce8" office:value-type="float" office:value="3299" calcext:value-type="float">
            <text:p>32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2" calcext:value-type="float">
            <text:p>1,162.0</text:p>
          </table:table-cell>
          <table:table-cell table:style-name="ce32" office:value-type="float" office:value="1173" calcext:value-type="float">
            <text:p>1173.0</text:p>
          </table:table-cell>
          <table:table-cell table:style-name="ce10" table:formula="of:=[.D96]*([.F96]-[.E96])" office:value-type="float" office:value="1100" calcext:value-type="float">
            <text:p>1,1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ビーロット</text:p>
          </table:table-cell>
          <table:table-cell table:style-name="ce8" office:value-type="float" office:value="3452" calcext:value-type="float">
            <text:p>34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3" calcext:value-type="float">
            <text:p>803.0</text:p>
          </table:table-cell>
          <table:table-cell table:style-name="ce32" office:value-type="float" office:value="832" calcext:value-type="float">
            <text:p>832.0</text:p>
          </table:table-cell>
          <table:table-cell table:style-name="ce10" table:formula="of:=[.D97]*([.F97]-[.E97])" office:value-type="float" office:value="2900" calcext:value-type="float">
            <text:p>2,9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力の源ＨＤ</text:p>
          </table:table-cell>
          <table:table-cell table:style-name="ce8" office:value-type="float" office:value="3561" calcext:value-type="float">
            <text:p>35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50" calcext:value-type="float">
            <text:p>1,750.0</text:p>
          </table:table-cell>
          <table:table-cell table:style-name="ce32" office:value-type="float" office:value="1766" calcext:value-type="float">
            <text:p>1766.0</text:p>
          </table:table-cell>
          <table:table-cell table:style-name="ce10" table:formula="of:=[.D98]*([.F98]-[.E98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ギフティ</text:p>
          </table:table-cell>
          <table:table-cell table:style-name="ce8" office:value-type="float" office:value="4449" calcext:value-type="float">
            <text:p>44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00" calcext:value-type="float">
            <text:p>1,400.0</text:p>
          </table:table-cell>
          <table:table-cell table:style-name="ce32" office:value-type="float" office:value="1419" calcext:value-type="float">
            <text:p>1419.0</text:p>
          </table:table-cell>
          <table:table-cell table:style-name="ce10" table:formula="of:=[.D99]*([.F99]-[.E99])" office:value-type="float" office:value="1900" calcext:value-type="float">
            <text:p>1,900</text:p>
          </table:table-cell>
          <table:table-cell table:style-name="ce8" office:value-type="string" calcext:value-type="string">
            <text:p>11/14 第３四半期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ペイントＨＯＬＤ</text:p>
          </table:table-cell>
          <table:table-cell table:style-name="ce8" office:value-type="float" office:value="4612" calcext:value-type="float">
            <text:p>461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3" calcext:value-type="float">
            <text:p>1,043.0</text:p>
          </table:table-cell>
          <table:table-cell table:style-name="ce32" office:value-type="float" office:value="1053" calcext:value-type="float">
            <text:p>1053.0</text:p>
          </table:table-cell>
          <table:table-cell table:style-name="ce10" table:formula="of:=[.D100]*([.F100]-[.E10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オープンワーク</text:p>
          </table:table-cell>
          <table:table-cell table:style-name="ce8" office:value-type="float" office:value="5139" calcext:value-type="float">
            <text:p>51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4" calcext:value-type="float">
            <text:p>924.0</text:p>
          </table:table-cell>
          <table:table-cell table:style-name="ce32" office:value-type="float" office:value="934" calcext:value-type="float">
            <text:p>934.0</text:p>
          </table:table-cell>
          <table:table-cell table:style-name="ce10" table:formula="of:=[.D101]*([.F101]-[.E101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ＪＭＣ</text:p>
          </table:table-cell>
          <table:table-cell table:style-name="ce8" office:value-type="float" office:value="5704" calcext:value-type="float">
            <text:p>570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0" calcext:value-type="float">
            <text:p>1,100.0</text:p>
          </table:table-cell>
          <table:table-cell table:style-name="ce32" office:value-type="float" office:value="1110" calcext:value-type="float">
            <text:p>1110.0</text:p>
          </table:table-cell>
          <table:table-cell table:style-name="ce10" table:formula="of:=[.D102]*([.F102]-[.E102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2.5" calcext:value-type="float">
            <text:p>1,292.5</text:p>
          </table:table-cell>
          <table:table-cell table:style-name="ce32" office:value-type="float" office:value="1302.5" calcext:value-type="float">
            <text:p>1302.5</text:p>
          </table:table-cell>
          <table:table-cell table:style-name="ce10" table:formula="of:=[.D103]*([.F103]-[.E10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ミナトホールディングス</text:p>
          </table:table-cell>
          <table:table-cell table:style-name="ce8" office:value-type="float" office:value="6862" calcext:value-type="float">
            <text:p>68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87" calcext:value-type="float">
            <text:p>787.0</text:p>
          </table:table-cell>
          <table:table-cell table:style-name="ce32" office:value-type="float" office:value="922" calcext:value-type="float">
            <text:p>922.0</text:p>
          </table:table-cell>
          <table:table-cell table:style-name="ce10" table:formula="of:=[.D104]*([.F104]-[.E104])" office:value-type="float" office:value="13500" calcext:value-type="float">
            <text:p>13,5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トミタ</text:p>
          </table:table-cell>
          <table:table-cell table:style-name="ce8" office:value-type="float" office:value="8147" calcext:value-type="float">
            <text:p>814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32" office:value-type="float" office:value="1224" calcext:value-type="float">
            <text:p>1224.0</text:p>
          </table:table-cell>
          <table:table-cell table:style-name="ce10" table:formula="of:=[.D105]*([.F105]-[.E105])" office:value-type="float" office:value="3600" calcext:value-type="float">
            <text:p>3,6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9" calcext:value-type="float">
            <text:p>1,029.0</text:p>
          </table:table-cell>
          <table:table-cell table:style-name="ce32" office:value-type="float" office:value="1040" calcext:value-type="float">
            <text:p>1040.0</text:p>
          </table:table-cell>
          <table:table-cell table:style-name="ce10" table:formula="of:=[.D106]*([.F106]-[.E106])" office:value-type="float" office:value="1100" calcext:value-type="float">
            <text:p>1,1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横浜冷凍</text:p>
          </table:table-cell>
          <table:table-cell table:style-name="ce8" office:value-type="float" office:value="2874" calcext:value-type="float">
            <text:p>287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8" calcext:value-type="float">
            <text:p>1,178.0</text:p>
          </table:table-cell>
          <table:table-cell table:style-name="ce32" office:value-type="float" office:value="1188" calcext:value-type="float">
            <text:p>1188.0</text:p>
          </table:table-cell>
          <table:table-cell table:style-name="ce10" table:formula="of:=[.D107]*([.F107]-[.E10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テクニスコ</text:p>
          </table:table-cell>
          <table:table-cell table:style-name="ce8" office:value-type="float" office:value="2962" calcext:value-type="float">
            <text:p>29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87" calcext:value-type="float">
            <text:p>687.0</text:p>
          </table:table-cell>
          <table:table-cell table:style-name="ce32" office:value-type="float" office:value="700" calcext:value-type="float">
            <text:p>700.0</text:p>
          </table:table-cell>
          <table:table-cell table:style-name="ce10" table:formula="of:=[.D108]*([.F108]-[.E108])" office:value-type="float" office:value="1300" calcext:value-type="float">
            <text:p>1,3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ビューティ花壇</text:p>
          </table:table-cell>
          <table:table-cell table:style-name="ce8" office:value-type="float" office:value="3041" calcext:value-type="float">
            <text:p>30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0" calcext:value-type="float">
            <text:p>1,020.0</text:p>
          </table:table-cell>
          <table:table-cell table:style-name="ce32" office:value-type="float" office:value="1030" calcext:value-type="float">
            <text:p>1030.0</text:p>
          </table:table-cell>
          <table:table-cell table:style-name="ce10" table:formula="of:=[.D109]*([.F109]-[.E109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日本情報クリエイト</text:p>
          </table:table-cell>
          <table:table-cell table:style-name="ce8" office:value-type="float" office:value="4054" calcext:value-type="float">
            <text:p>405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4" calcext:value-type="float">
            <text:p>824.0</text:p>
          </table:table-cell>
          <table:table-cell table:style-name="ce32" office:value-type="float" office:value="834" calcext:value-type="float">
            <text:p>834.0</text:p>
          </table:table-cell>
          <table:table-cell table:style-name="ce10" table:formula="of:=[.D110]*([.F110]-[.E11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バウンドＰＦ</text:p>
          </table:table-cell>
          <table:table-cell table:style-name="ce8" office:value-type="float" office:value="5587" calcext:value-type="float">
            <text:p>558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977" calcext:value-type="float">
            <text:p>1,977.0</text:p>
          </table:table-cell>
          <table:table-cell table:style-name="ce32" office:value-type="float" office:value="1987" calcext:value-type="float">
            <text:p>1987.0</text:p>
          </table:table-cell>
          <table:table-cell table:style-name="ce10" table:formula="of:=[.D111]*([.F111]-[.E111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エラン</text:p>
          </table:table-cell>
          <table:table-cell table:style-name="ce8" office:value-type="float" office:value="6099" calcext:value-type="float">
            <text:p>6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8" calcext:value-type="float">
            <text:p>898.0</text:p>
          </table:table-cell>
          <table:table-cell table:style-name="ce32" office:value-type="float" office:value="908" calcext:value-type="float">
            <text:p>908.0</text:p>
          </table:table-cell>
          <table:table-cell table:style-name="ce10" table:formula="of:=[.D112]*([.F112]-[.E112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ツナググループＨＬＤＧＳ</text:p>
          </table:table-cell>
          <table:table-cell table:style-name="ce8" office:value-type="float" office:value="6551" calcext:value-type="float">
            <text:p>65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32" office:value-type="float" office:value="754" calcext:value-type="float">
            <text:p>754.0</text:p>
          </table:table-cell>
          <table:table-cell table:style-name="ce10" table:formula="of:=[.D113]*([.F113]-[.E113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ティメート・マージャー</text:p>
          </table:table-cell>
          <table:table-cell table:style-name="ce8" office:value-type="float" office:value="7072" calcext:value-type="float">
            <text:p>70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32" office:value-type="float" office:value="1106" calcext:value-type="float">
            <text:p>1106.0</text:p>
          </table:table-cell>
          <table:table-cell table:style-name="ce10" table:formula="of:=[.D114]*([.F114]-[.E114])" office:value-type="float" office:value="1500" calcext:value-type="float">
            <text:p>1,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83.5" calcext:value-type="float">
            <text:p>1,283.5</text:p>
          </table:table-cell>
          <table:table-cell table:style-name="ce32" office:value-type="float" office:value="1284" calcext:value-type="float">
            <text:p>1284.0</text:p>
          </table:table-cell>
          <table:table-cell table:style-name="ce10" table:formula="of:=[.D115]*([.F115]-[.E115])" office:value-type="float" office:value="150" calcext:value-type="float">
            <text:p>150</text:p>
          </table:table-cell>
          <table:table-cell table:style-name="ce8" office:value-type="string" calcext:value-type="string">
            <text:p>11/14 中間決算、アナリスト強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人・夢・技術グループ</text:p>
          </table:table-cell>
          <table:table-cell table:style-name="ce8" office:value-type="float" office:value="9248" calcext:value-type="float">
            <text:p>92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69" calcext:value-type="float">
            <text:p>1,769.0</text:p>
          </table:table-cell>
          <table:table-cell table:style-name="ce32" office:value-type="float" office:value="1770" calcext:value-type="float">
            <text:p>1770.0</text:p>
          </table:table-cell>
          <table:table-cell table:style-name="ce10" table:formula="of:=[.D116]*([.F116]-[.E116])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6" calcext:value-type="float">
            <text:p>926.0</text:p>
          </table:table-cell>
          <table:table-cell table:style-name="ce32" office:value-type="float" office:value="938" calcext:value-type="float">
            <text:p>938.0</text:p>
          </table:table-cell>
          <table:table-cell table:style-name="ce10" table:formula="of:=[.D117]*([.F117]-[.E117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新東工業</text:p>
          </table:table-cell>
          <table:table-cell table:style-name="ce8" office:value-type="float" office:value="6339" calcext:value-type="float">
            <text:p>63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32" office:value-type="float" office:value="1056" calcext:value-type="float">
            <text:p>1056.0</text:p>
          </table:table-cell>
          <table:table-cell table:style-name="ce10" table:formula="of:=[.D118]*([.F118]-[.E11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アネスト岩田 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19.5" calcext:value-type="float">
            <text:p>1,119.5</text:p>
          </table:table-cell>
          <table:table-cell table:style-name="ce32" office:value-type="float" office:value="1125" calcext:value-type="float">
            <text:p>1125.0</text:p>
          </table:table-cell>
          <table:table-cell table:style-name="ce10" table:formula="of:=[.D119]*([.F119]-[.E119])" office:value-type="float" office:value="1100" calcext:value-type="float">
            <text:p>1,100</text:p>
          </table:table-cell>
          <table:table-cell table:style-name="ce8" office:value-type="string" calcext:value-type="string">
            <text:p>11/9 中間決算○</text:p>
          </table:table-cell>
          <table:table-cell table:style-name="ce8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東洋電機</text:p>
          </table:table-cell>
          <table:table-cell table:style-name="ce8" office:value-type="float" office:value="6655" calcext:value-type="float">
            <text:p>665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80" calcext:value-type="float">
            <text:p>780.0</text:p>
          </table:table-cell>
          <table:table-cell table:style-name="ce32" office:value-type="float" office:value="780" calcext:value-type="float">
            <text:p>780.0</text:p>
          </table:table-cell>
          <table:table-cell table:style-name="ce10" table:formula="of:=[.D120]*([.F120]-[.E120])" office:value-type="float" office:value="0" calcext:value-type="float">
            <text:p>0</text:p>
          </table:table-cell>
          <table:table-cell table:style-name="ce8" office:value-type="string" calcext:value-type="string">
            <text:p>11/8 中間決算○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2" calcext:value-type="float">
            <text:p>1,092.0</text:p>
          </table:table-cell>
          <table:table-cell table:style-name="ce32" office:value-type="float" office:value="1102" calcext:value-type="float">
            <text:p>1102.0</text:p>
          </table:table-cell>
          <table:table-cell table:style-name="ce10" table:formula="of:=[.D121]*([.F121]-[.E12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平山ホールディングス</text:p>
          </table:table-cell>
          <table:table-cell table:style-name="ce8" office:value-type="float" office:value="7781" calcext:value-type="float">
            <text:p>778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8" calcext:value-type="float">
            <text:p>878.0</text:p>
          </table:table-cell>
          <table:table-cell table:style-name="ce32" office:value-type="float" office:value="901" calcext:value-type="float">
            <text:p>901.0</text:p>
          </table:table-cell>
          <table:table-cell table:style-name="ce10" table:formula="of:=[.D122]*([.F122]-[.E122])" office:value-type="float" office:value="2300" calcext:value-type="float">
            <text:p>2,3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6.33333333333" calcext:value-type="float">
            <text:p>1,256.3</text:p>
          </table:table-cell>
          <table:table-cell table:style-name="ce32" office:value-type="float" office:value="1265" calcext:value-type="float">
            <text:p>1265.0</text:p>
          </table:table-cell>
          <table:table-cell table:style-name="ce10" table:formula="of:=[.D123]*([.F123]-[.E123])" office:value-type="float" office:value="2600.00000000098" calcext:value-type="float">
            <text:p>2,6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ファイバーゲート</text:p>
          </table:table-cell>
          <table:table-cell table:style-name="ce8" office:value-type="float" office:value="9450" calcext:value-type="float">
            <text:p>94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5" calcext:value-type="float">
            <text:p>1,115.0</text:p>
          </table:table-cell>
          <table:table-cell table:style-name="ce32" office:value-type="float" office:value="1131" calcext:value-type="float">
            <text:p>1131.0</text:p>
          </table:table-cell>
          <table:table-cell table:style-name="ce10" table:formula="of:=[.D124]*([.F124]-[.E124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片倉工業</text:p>
          </table:table-cell>
          <table:table-cell table:style-name="ce8" office:value-type="float" office:value="3001" calcext:value-type="float">
            <text:p>300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691.5" calcext:value-type="float">
            <text:p>1,691.5</text:p>
          </table:table-cell>
          <table:table-cell table:style-name="ce32" office:value-type="float" office:value="1692" calcext:value-type="float">
            <text:p>1692.0</text:p>
          </table:table-cell>
          <table:table-cell table:style-name="ce10" table:formula="of:=[.D125]*([.F125]-[.E125])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日本特殊塗料 </text:p>
          </table:table-cell>
          <table:table-cell table:style-name="ce8" office:value-type="float" office:value="4619" calcext:value-type="float">
            <text:p>46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93" calcext:value-type="float">
            <text:p>1,193.0</text:p>
          </table:table-cell>
          <table:table-cell table:style-name="ce32" office:value-type="float" office:value="1203" calcext:value-type="float">
            <text:p>1203.0</text:p>
          </table:table-cell>
          <table:table-cell table:style-name="ce10" table:formula="of:=[.D126]*([.F126]-[.E126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21" calcext:value-type="float">
            <text:p>1,121.0</text:p>
          </table:table-cell>
          <table:table-cell table:style-name="ce32" office:value-type="float" office:value="1131" calcext:value-type="float">
            <text:p>1131.0</text:p>
          </table:table-cell>
          <table:table-cell table:style-name="ce10" table:formula="of:=[.D127]*([.F127]-[.E12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90.5" calcext:value-type="float">
            <text:p>1,090.5</text:p>
          </table:table-cell>
          <table:table-cell table:style-name="ce32" office:value-type="float" office:value="1091" calcext:value-type="float">
            <text:p>1091.0</text:p>
          </table:table-cell>
          <table:table-cell table:style-name="ce10" table:formula="of:=[.D128]*([.F128]-[.E128])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0" calcext:value-type="float">
            <text:p>1,170.0</text:p>
          </table:table-cell>
          <table:table-cell table:style-name="ce32" office:value-type="float" office:value="1180" calcext:value-type="float">
            <text:p>1180.0</text:p>
          </table:table-cell>
          <table:table-cell table:style-name="ce10" table:formula="of:=[.D129]*([.F129]-[.E129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アイティフォー</text:p>
          </table:table-cell>
          <table:table-cell table:style-name="ce8" office:value-type="float" office:value="4743" calcext:value-type="float">
            <text:p>47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2" calcext:value-type="float">
            <text:p>1,042.0</text:p>
          </table:table-cell>
          <table:table-cell table:style-name="ce32" office:value-type="float" office:value="1052" calcext:value-type="float">
            <text:p>1052.0</text:p>
          </table:table-cell>
          <table:table-cell table:style-name="ce10" table:formula="of:=[.D130]*([.F130]-[.E13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日本信号</text:p>
          </table:table-cell>
          <table:table-cell table:style-name="ce8" office:value-type="float" office:value="6741" calcext:value-type="float">
            <text:p>67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6" calcext:value-type="float">
            <text:p>946.0</text:p>
          </table:table-cell>
          <table:table-cell table:style-name="ce32" office:value-type="float" office:value="956" calcext:value-type="float">
            <text:p>956.0</text:p>
          </table:table-cell>
          <table:table-cell table:style-name="ce10" table:formula="of:=[.D131]*([.F131]-[.E13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2.5" calcext:value-type="float">
            <text:p>1,102.5</text:p>
          </table:table-cell>
          <table:table-cell table:style-name="ce32" office:value-type="float" office:value="1113.5" calcext:value-type="float">
            <text:p>1113.5</text:p>
          </table:table-cell>
          <table:table-cell table:style-name="ce10" table:formula="of:=[.D132]*([.F132]-[.E132])" office:value-type="float" office:value="1100" calcext:value-type="float">
            <text:p>1,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ＳＲＳホールディングス</text:p>
          </table:table-cell>
          <table:table-cell table:style-name="ce8" office:value-type="float" office:value="8163" calcext:value-type="float">
            <text:p>816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41.5" calcext:value-type="float">
            <text:p>1,041.5</text:p>
          </table:table-cell>
          <table:table-cell table:style-name="ce32" office:value-type="float" office:value="1048" calcext:value-type="float">
            <text:p>1048.0</text:p>
          </table:table-cell>
          <table:table-cell table:style-name="ce10" table:formula="of:=[.D133]*([.F133]-[.E133])" office:value-type="float" office:value="1300" calcext:value-type="float">
            <text:p>1,3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1.16" calcext:value-type="float">
            <text:p>1,251.2</text:p>
          </table:table-cell>
          <table:table-cell table:style-name="ce32" office:value-type="float" office:value="1260" calcext:value-type="float">
            <text:p>1260.0</text:p>
          </table:table-cell>
          <table:table-cell table:style-name="ce10" table:formula="of:=[.D134]*([.F134]-[.E134])" office:value-type="float" office:value="2651.99999999998" calcext:value-type="float">
            <text:p>2,652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9" calcext:value-type="float">
            <text:p>1,049.0</text:p>
          </table:table-cell>
          <table:table-cell table:style-name="ce32" office:value-type="float" office:value="1059" calcext:value-type="float">
            <text:p>1059.0</text:p>
          </table:table-cell>
          <table:table-cell table:style-name="ce10" table:formula="of:=[.D135]*([.F135]-[.E135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7" calcext:value-type="float">
            <text:p>1,117.0</text:p>
          </table:table-cell>
          <table:table-cell table:style-name="ce32" office:value-type="float" office:value="1127" calcext:value-type="float">
            <text:p>1127.0</text:p>
          </table:table-cell>
          <table:table-cell table:style-name="ce10" table:formula="of:=[.D136]*([.F136]-[.E136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ビックカメラ</text:p>
          </table:table-cell>
          <table:table-cell table:style-name="ce8" office:value-type="float" office:value="3048" calcext:value-type="float">
            <text:p>30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3" calcext:value-type="float">
            <text:p>1,163.0</text:p>
          </table:table-cell>
          <table:table-cell table:style-name="ce32" office:value-type="float" office:value="1173" calcext:value-type="float">
            <text:p>1173.0</text:p>
          </table:table-cell>
          <table:table-cell table:style-name="ce10" table:formula="of:=[.D137]*([.F137]-[.E1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7" calcext:value-type="float">
            <text:p>1,337.0</text:p>
          </table:table-cell>
          <table:table-cell table:style-name="ce32" office:value-type="float" office:value="1347" calcext:value-type="float">
            <text:p>1347.0</text:p>
          </table:table-cell>
          <table:table-cell table:style-name="ce10" table:formula="of:=[.D138]*([.F138]-[.E138])" office:value-type="float" office:value="1000" calcext:value-type="float">
            <text:p>1,000</text:p>
          </table:table-cell>
          <table:table-cell table:style-name="ce8" table:number-columns-repeated="2"/>
          <table:table-cell table:style-name="ce37" table:number-columns-repeated="16375"/>
        </table:table-row>
        <table:table-row table:style-name="ro2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エアトリ</text:p>
          </table:table-cell>
          <table:table-cell table:style-name="ce8" office:value-type="float" office:value="6191" calcext:value-type="float">
            <text:p>6191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814.93333333333" calcext:value-type="float">
            <text:p>1,814.9</text:p>
          </table:table-cell>
          <table:table-cell table:style-name="ce32" office:value-type="float" office:value="1815" calcext:value-type="float">
            <text:p>1815.0</text:p>
          </table:table-cell>
          <table:table-cell table:style-name="ce10" table:formula="of:=[.D139]*([.F139]-[.E139])" office:value-type="float" office:value="20.000000001005" calcext:value-type="float">
            <text:p>20</text:p>
          </table:table-cell>
          <table:table-cell table:style-name="ce8" office:value-type="string" calcext:value-type="string">
            <text:p>11/14 中間決算△</text:p>
          </table:table-cell>
          <table:table-cell table:style-name="ce8"/>
          <table:table-cell table:style-name="ce37"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7.5" calcext:value-type="float">
            <text:p>1,267.5</text:p>
          </table:table-cell>
          <table:table-cell table:style-name="ce32" office:value-type="float" office:value="1280" calcext:value-type="float">
            <text:p>1280.0</text:p>
          </table:table-cell>
          <table:table-cell table:style-name="ce10" table:formula="of:=[.D140]*([.F140]-[.E140])" office:value-type="float" office:value="1250" calcext:value-type="float">
            <text:p>1,25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office:value-type="date" office:date-value="2023-11-21" calcext:value-type="date">
            <text:p>2023/11/21</text:p>
          </table:table-cell>
          <table:table-cell office:value-type="string" calcext:value-type="string">
            <text:p>ケアネット</text:p>
          </table:table-cell>
          <table:table-cell office:value-type="float" office:value="2150" calcext:value-type="float">
            <text:p>2150</text:p>
          </table:table-cell>
          <table:table-cell office:value-type="float" office:value="200" calcext:value-type="float">
            <text:p>200</text:p>
          </table:table-cell>
          <table:table-cell office:value-type="float" office:value="703" calcext:value-type="float">
            <text:p>703.0</text:p>
          </table:table-cell>
          <table:table-cell table:number-columns-repeated="4"/>
          <table:table-cell table:style-name="ce26" table:number-columns-repeated="16375"/>
        </table:table-row>
        <table:table-row table:style-name="ro2">
          <table:table-cell office:value-type="date" office:date-value="2023-11-21" calcext:value-type="date">
            <text:p>2023/11/21</text:p>
          </table:table-cell>
          <table:table-cell office:value-type="string" calcext:value-type="string">
            <text:p>丸大食品</text:p>
          </table:table-cell>
          <table:table-cell office:value-type="float" office:value="2288" calcext:value-type="float">
            <text:p>2288</text:p>
          </table:table-cell>
          <table:table-cell office:value-type="float" office:value="500" calcext:value-type="float">
            <text:p>500</text:p>
          </table:table-cell>
          <table:table-cell table:style-name="ce42" office:value-type="float" office:value="1602" calcext:value-type="float">
            <text:p>1,602.0</text:p>
          </table:table-cell>
          <table:table-cell table:number-columns-repeated="2"/>
          <table:table-cell office:value-type="string" calcext:value-type="string">
            <text:p>11/10 中間決算</text:p>
          </table:table-cell>
          <table:table-cell/>
          <table:table-cell table:style-name="ce26" table:number-columns-repeated="16375"/>
        </table:table-row>
        <table:table-row table:style-name="ro1">
          <table:table-cell office:value-type="date" office:date-value="2023-11-21" calcext:value-type="date">
            <text:p>2023/11/21</text:p>
          </table:table-cell>
          <table:table-cell office:value-type="string" calcext:value-type="string">
            <text:p>アウトソーシング</text:p>
          </table:table-cell>
          <table:table-cell office:value-type="float" office:value="2427" calcext:value-type="float">
            <text:p>2427</text:p>
          </table:table-cell>
          <table:table-cell office:value-type="float" office:value="200" calcext:value-type="float">
            <text:p>200</text:p>
          </table:table-cell>
          <table:table-cell office:value-type="float" office:value="1166.5" calcext:value-type="float">
            <text:p>1,166.5</text:p>
          </table:table-cell>
          <table:table-cell table:number-columns-repeated="4"/>
          <table:table-cell table:style-name="ce26" table:number-columns-repeated="16375"/>
        </table:table-row>
        <table:table-row table:style-name="ro1">
          <table:table-cell office:value-type="date" office:date-value="2023-11-21" calcext:value-type="date">
            <text:p>2023/11/21</text:p>
          </table:table-cell>
          <table:table-cell office:value-type="string" calcext:value-type="string">
            <text:p>宝ホールディングス</text:p>
          </table:table-cell>
          <table:table-cell office:value-type="float" office:value="2531" calcext:value-type="float">
            <text:p>2531</text:p>
          </table:table-cell>
          <table:table-cell office:value-type="float" office:value="400" calcext:value-type="float">
            <text:p>400</text:p>
          </table:table-cell>
          <table:table-cell office:value-type="float" office:value="1178.5" calcext:value-type="float">
            <text:p>1,178.5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023/11/21</text:p>
          </table:table-cell>
          <table:table-cell office:value-type="string" calcext:value-type="string">
            <text:p>イフジ産業</text:p>
          </table:table-cell>
          <table:table-cell office:value-type="float" office:value="2924" calcext:value-type="float">
            <text:p>2924</text:p>
          </table:table-cell>
          <table:table-cell office:value-type="float" office:value="800" calcext:value-type="float">
            <text:p>800</text:p>
          </table:table-cell>
          <table:table-cell table:style-name="ce42" office:value-type="float" office:value="1355.75" calcext:value-type="float">
            <text:p>1,355.8</text:p>
          </table:table-cell>
          <table:table-cell table:number-columns-repeated="16379"/>
        </table:table-row>
        <table:table-row table:style-name="ro2">
          <table:table-cell table:style-name="ce19" office:value-type="date" office:date-value="2023-11-21" calcext:value-type="date">
            <text:p>2023/11/21</text:p>
          </table:table-cell>
          <table:table-cell table:style-name="ce23" office:value-type="string" calcext:value-type="string">
            <text:p>ヒラキ</text:p>
          </table:table-cell>
          <table:table-cell table:style-name="ce36" office:value-type="float" office:value="3059" calcext:value-type="float">
            <text:p>3059</text:p>
          </table:table-cell>
          <table:table-cell table:style-name="ce36" office:value-type="float" office:value="100" calcext:value-type="float">
            <text:p>100</text:p>
          </table:table-cell>
          <table:table-cell table:style-name="ce43" office:value-type="float" office:value="1001" calcext:value-type="float">
            <text:p>1,001.0</text:p>
          </table:table-cell>
          <table:table-cell table:style-name="ce51" office:value-type="float" office:value="1011" calcext:value-type="float">
            <text:p>1011.0</text:p>
          </table:table-cell>
          <table:table-cell table:style-name="ce58"/>
          <table:table-cell table:style-name="ce36" office:value-type="string" calcext:value-type="string">
            <text:p>11/8 中間決算×</text:p>
          </table:table-cell>
          <table:table-cell table:style-name="ce36" office:value-type="string" calcext:value-type="string">
            <text:p>経常利益： 34 百万円（△84.4%）</text:p>
          </table:table-cell>
          <table:table-cell table:style-name="ce26" table:number-columns-repeated="16375"/>
        </table:table-row>
        <table:table-row table:style-name="ro1">
          <table:table-cell office:value-type="date" office:date-value="2023-11-21" calcext:value-type="date">
            <text:p>2023/11/21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023/11/21</text:p>
          </table:table-cell>
          <table:table-cell office:value-type="string" calcext:value-type="string">
            <text:p>旭化成</text:p>
          </table:table-cell>
          <table:table-cell office:value-type="float" office:value="3407" calcext:value-type="float">
            <text:p>3407</text:p>
          </table:table-cell>
          <table:table-cell office:value-type="float" office:value="100" calcext:value-type="float">
            <text:p>100</text:p>
          </table:table-cell>
          <table:table-cell office:value-type="float" office:value="1009" calcext:value-type="float">
            <text:p>1,009.0</text:p>
          </table:table-cell>
          <table:table-cell table:number-columns-repeated="16379"/>
        </table:table-row>
        <table:table-row table:style-name="ro1">
          <table:table-cell table:style-name="ce19" office:value-type="date" office:date-value="2023-11-21" calcext:value-type="date">
            <text:p>2023/11/21</text:p>
          </table:table-cell>
          <table:table-cell table:style-name="ce27" office:value-type="string" calcext:value-type="string">
            <text:p>アレンザホールディングス</text:p>
          </table:table-cell>
          <table:table-cell table:style-name="ce37" office:value-type="float" office:value="3546" calcext:value-type="float">
            <text:p>3546</text:p>
          </table:table-cell>
          <table:table-cell table:style-name="ce37" office:value-type="float" office:value="100" calcext:value-type="float">
            <text:p>100</text:p>
          </table:table-cell>
          <table:table-cell table:style-name="ce45" office:value-type="float" office:value="1010" calcext:value-type="float">
            <text:p>1,010.0</text:p>
          </table:table-cell>
          <table:table-cell table:style-name="ce52" office:value-type="float" office:value="1010" calcext:value-type="float">
            <text:p>1010.0</text:p>
          </table:table-cell>
          <table:table-cell table:style-name="ce60"/>
          <table:table-cell table:style-name="ce37" table:number-columns-repeated="2"/>
          <table:table-cell table:style-name="ce26" table:number-columns-repeated="16375"/>
        </table:table-row>
        <table:table-row table:style-name="ro1">
          <table:table-cell office:value-type="date" office:date-value="2023-11-21" calcext:value-type="date">
            <text:p>2023/11/21</text:p>
          </table:table-cell>
          <table:table-cell office:value-type="string" calcext:value-type="string">
            <text:p>エムアップホールディングス</text:p>
          </table:table-cell>
          <table:table-cell office:value-type="float" office:value="3661" calcext:value-type="float">
            <text:p>3661</text:p>
          </table:table-cell>
          <table:table-cell office:value-type="float" office:value="200" calcext:value-type="float">
            <text:p>200</text:p>
          </table:table-cell>
          <table:table-cell office:value-type="float" office:value="1055.5" calcext:value-type="float">
            <text:p>1,055.5</text:p>
          </table:table-cell>
          <table:table-cell table:number-columns-repeated="16379"/>
        </table:table-row>
        <table:table-row table:style-name="ro2">
          <table:table-cell office:value-type="date" office:date-value="2023-11-21" calcext:value-type="date">
            <text:p>2023/11/2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400" calcext:value-type="float">
            <text:p>400</text:p>
          </table:table-cell>
          <table:table-cell office:value-type="float" office:value="665.75" calcext:value-type="float">
            <text:p>665.8</text:p>
          </table:table-cell>
          <table:table-cell table:number-columns-repeated="2"/>
          <table:table-cell office:value-type="string" calcext:value-type="string">
            <text:p>11/14 中間決算×</text:p>
          </table:table-cell>
          <table:table-cell table:number-columns-repeated="16376"/>
        </table:table-row>
        <table:table-row table:style-name="ro1">
          <table:table-cell office:value-type="date" office:date-value="2023-11-21" calcext:value-type="date">
            <text:p>2023/11/2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200" calcext:value-type="float">
            <text:p>200</text:p>
          </table:table-cell>
          <table:table-cell office:value-type="float" office:value="865.5" calcext:value-type="float">
            <text:p>865.5</text:p>
          </table:table-cell>
          <table:table-cell office:value-type="float" office:value="866" calcext:value-type="float">
            <text:p>866.0</text:p>
          </table:table-cell>
          <table:table-cell table:number-columns-repeated="3"/>
          <table:table-cell table:style-name="ce26" table:number-columns-repeated="16375"/>
        </table:table-row>
        <table:table-row table:style-name="ro1">
          <table:table-cell office:value-type="date" office:date-value="2023-11-21" calcext:value-type="date">
            <text:p>2023/11/21</text:p>
          </table:table-cell>
          <table:table-cell office:value-type="string" calcext:value-type="string">
            <text:p>ワタミ</text:p>
          </table:table-cell>
          <table:table-cell office:value-type="float" office:value="7522" calcext:value-type="float">
            <text:p>7522</text:p>
          </table:table-cell>
          <table:table-cell office:value-type="float" office:value="100" calcext:value-type="float">
            <text:p>100</text:p>
          </table:table-cell>
          <table:table-cell office:value-type="float" office:value="1018" calcext:value-type="float">
            <text:p>1,018.0</text:p>
          </table:table-cell>
          <table:table-cell office:value-type="float" office:value="1028" calcext:value-type="float">
            <text:p>1028.0</text:p>
          </table:table-cell>
          <table:table-cell table:number-columns-repeated="16378"/>
        </table:table-row>
        <table:table-row table:style-name="ro1">
          <table:table-cell office:value-type="date" office:date-value="2023-11-21" calcext:value-type="date">
            <text:p>2023/11/21</text:p>
          </table:table-cell>
          <table:table-cell office:value-type="string" calcext:value-type="string">
            <text:p>キユーソー流通システム</text:p>
          </table:table-cell>
          <table:table-cell office:value-type="float" office:value="9369" calcext:value-type="float">
            <text:p>9369</text:p>
          </table:table-cell>
          <table:table-cell office:value-type="float" office:value="100" calcext:value-type="float">
            <text:p>100</text:p>
          </table:table-cell>
          <table:table-cell office:value-type="float" office:value="927" calcext:value-type="float">
            <text:p>927.0</text:p>
          </table:table-cell>
          <table:table-cell office:value-type="float" office:value="937" calcext:value-type="float">
            <text:p>937.0</text:p>
          </table:table-cell>
          <table:table-cell table:number-columns-repeated="3"/>
          <table:table-cell table:style-name="ce26" table:number-columns-repeated="16375"/>
        </table:table-row>
        <table:table-row table:style-name="ro1" table:number-rows-repeated="104842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5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00/00/00</text:date>, <text:time style:data-style-name="N2" text:time-value="05:00:00.44501148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2.1$Linux_X86_64 LibreOffice_project/60$Build-1</meta:generator>
    <dc:date>2023-11-21T05:03:06.257768662</dc:date>
    <meta:editing-duration>P4DT16H46M25S</meta:editing-duration>
    <meta:editing-cycles>850</meta:editing-cycles>
    <meta:document-statistic meta:table-count="2" meta:cell-count="1363" meta:object-count="0"/>
  </office:meta>
</office:document-meta>
</file>